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517cm" fo:break-before="auto" style:use-optimal-row-height="true"/>
    </style:style>
    <style:style style:name="ro2" style:family="table-row">
      <style:table-row-properties style:row-height="0.882cm" fo:break-before="auto" style:use-optimal-row-height="true"/>
    </style:style>
    <style:style style:name="ro3" style:family="table-row">
      <style:table-row-properties style:row-height="1.205cm" fo:break-before="auto" style:use-optimal-row-height="true"/>
    </style:style>
    <style:style style:name="ro4" style:family="table-row">
      <style:table-row-properties style:row-height="0.721cm" fo:break-before="auto" style:use-optimal-row-height="true"/>
    </style:style>
    <style:style style:name="ro5" style:family="table-row">
      <style:table-row-properties style:row-height="0.594cm" fo:break-before="auto" style:use-optimal-row-height="true"/>
    </style:style>
    <style:style style:name="ro6" style:family="table-row">
      <style:table-row-properties style:row-height="1.528cm" fo:break-before="auto" style:use-optimal-row-height="true"/>
    </style:style>
    <style:style style:name="ro7" style:family="table-row">
      <style:table-row-properties style:row-height="1.852cm" fo:break-before="auto" style:use-optimal-row-height="true"/>
    </style:style>
    <style:style style:name="ro8" style:family="table-row">
      <style:table-row-properties style:row-height="1.898cm" fo:break-before="auto" style:use-optimal-row-height="true"/>
    </style:style>
    <style:style style:name="ro9" style:family="table-row">
      <style:table-row-properties style:row-height="2.822cm" fo:break-before="auto" style:use-optimal-row-height="true"/>
    </style:style>
    <style:style style:name="ro10" style:family="table-row">
      <style:table-row-properties style:row-height="2.175cm" fo:break-before="auto" style:use-optimal-row-height="true"/>
    </style:style>
    <style:style style:name="ro11" style:family="table-row">
      <style:table-row-properties style:row-height="1.909cm" fo:break-before="auto" style:use-optimal-row-height="false"/>
    </style:style>
    <style:style style:name="ro12" style:family="table-row">
      <style:table-row-properties style:row-height="2.498cm" fo:break-before="auto" style:use-optimal-row-height="true"/>
    </style:style>
    <style:style style:name="ro13" style:family="table-row">
      <style:table-row-properties style:row-height="1.833cm" fo:break-before="auto" style:use-optimal-row-height="false"/>
    </style:style>
    <style:style style:name="ro14" style:family="table-row">
      <style:table-row-properties style:row-height="0.559cm" fo:break-before="auto" style:use-optimal-row-height="true"/>
    </style:style>
    <style:style style:name="ro15" style:family="table-row">
      <style:table-row-properties style:row-height="1.852cm" fo:break-before="page" style:use-optimal-row-height="true"/>
    </style:style>
    <style:style style:name="ro16" style:family="table-row">
      <style:table-row-properties style:row-height="0.383cm" fo:break-before="auto" style:use-optimal-row-height="true"/>
    </style:style>
    <style:style style:name="ro17" style:family="table-row">
      <style:table-row-properties style:row-height="0.467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60">
            <text:p>260</text:p>
          </table:table-cell>
          <table:table-cell table:style-name="ce16" table:formula="of:=COUNTBLANK([.D2:.G66])" office:value-type="float" office:value="132">
            <text:p>132</text:p>
          </table:table-cell>
          <table:table-cell table:style-name="ce16" table:formula="of:=COUNTA([.D2:.G66])" office:value-type="float" office:value="128">
            <text:p>128</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492307692307692">
            <text:p>49,23%</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Edit-find-project</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project-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table:table-cell table:style-name="ce6" office:value-type="string">
            <text:p>Note for all “code-” icons:</text:p>
            <text:p>These will be used in lists with many of these icons aligned vertically directly under each other. It is important that they have a margin at the top and at the bottom, so the icons don't merge vertically and unpleasant patterns, distracting from the real horizontal layout of the list. Also it would generally be good if they were not too large vertically, as they belong to the horizontal text, and would ideally have about the same height as the text.</text:p>
          </table:table-cell>
          <table:table-cell table:style-name="ce9"/>
          <table:table-cell table:style-name="ce12" table:number-columns-repeated="4"/>
          <table:table-cell table:style-name="ce9"/>
          <table:table-cell table:number-columns-repeated="1016"/>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38:.G38])=4;&quot;no&quot;;IF(COUNTBLANK([.D38:.G38])=3;&quot;start&quot;;IF(COUNTBLANK([.D38:.G38])=2;&quot;50%&quot;;IF(COUNTBLANK([.D38:.G3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code-variable-overlay</text:p>
          </table:table-cell>
          <table:table-cell table:style-name="ce6" office:value-type="string">
            <text:p>an overlay for the same usecase as code-variable. This could for example be overlayed over “code-class”, indicating that the variable has a class type. This overlay should be compatible with the other overlays, so it should use different corner of the icon.</text:p>
          </table:table-cell>
          <table:table-cell table:style-name="ce9"/>
          <table:table-cell table:style-name="ce12" table:number-columns-repeated="4"/>
          <table:table-cell table:style-name="ce9"/>
          <table:table-cell table:number-columns-repeated="1016"/>
        </table:table-row>
        <table:table-row table:style-name="ro10">
          <table:table-cell table:style-name="ce2" office:value-type="string">
            <text:p>code-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1">
          <table:table-cell table:style-name="ce2" office:value-type="string">
            <text:p>code-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code-access-protected</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access-private</text:p>
          </table:table-cell>
          <table:table-cell table:style-name="ce6" office:value-type="string">
            <text:p>used to indicate a completely private variable or function of a class, maybe a lock</text:p>
            <text:p><text:span text:style-name="T1">Use Case: As overlay over the </text:span><text:span text:style-name="T1">class/function/variable icons in </text:span><text:span text:style-name="T1">the “Classes” treeview</text:span></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49:.G49])=4;&quot;no&quot;;IF(COUNTBLANK([.D49:.G49])=3;&quot;start&quot;;IF(COUNTBLANK([.D49:.G49])=2;&quot;50%&quot;;IF(COUNTBLANK([.D49:.G4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50:.G50])=4;&quot;no&quot;;IF(COUNTBLANK([.D50:.G50])=3;&quot;start&quot;;IF(COUNTBLANK([.D50:.G50])=2;&quot;50%&quot;;IF(COUNTBLANK([.D50:.G5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51:.G51])=4;&quot;no&quot;;IF(COUNTBLANK([.D51:.G51])=3;&quot;start&quot;;IF(COUNTBLANK([.D51:.G51])=2;&quot;50%&quot;;IF(COUNTBLANK([.D51:.G51])=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11">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text:span><text:span text:style-name="T1">(i.e. marking a particular line as </text:span><text:span text:style-name="T1">breakpoint line) as well as in a </text:span><text:span text:style-name="T1">table showing all breakpoints at </text:span><text:span text:style-name="T1">the same time</text:span></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2">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text:span><text:span text:style-name="T1">(i.e. marking a particular line as </text:span><text:span text:style-name="T1">breakpoint line) as well as in a </text:span><text:span text:style-name="T1">table showing all breakpoints at </text:span><text:span text:style-name="T1">the same time</text:span></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text:span><text:span text:style-name="T1">(i.e. marking a particular line as </text:span><text:span text:style-name="T1">breakpoint line) as well as in a </text:span><text:span text:style-name="T1">table showing all breakpoints at </text:span><text:span text:style-name="T1">the same time</text:span></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text:span><text:span text:style-name="T1">(i.e. marking a particular line as </text:span><text:span text:style-name="T1">breakpoint line) as well as in a </text:span><text:span text:style-name="T1">table showing all breakpoints at </text:span><text:span text:style-name="T1">the same time</text:span></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3">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text:span><text:span text:style-name="T1">(i.e. marking a particular line as </text:span><text:span text:style-name="T1">breakpoint line) as well as in a </text:span><text:span text:style-name="T1">table showing all breakpoints at </text:span><text:span text:style-name="T1">the same time</text:span></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text:span><text:span text:style-name="T1">(i.e. marking a particular line as </text:span><text:span text:style-name="T1">breakpoint line) as well as in a </text:span><text:span text:style-name="T1">table showing all breakpoints at </text:span><text:span text:style-name="T1">the same time</text:span></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4">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5">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ext:p>Use Case: Showing the items (like target, folder, files) in a Project treeview</text:p>
          </table:table-cell>
          <table:table-cell table:style-name="ce9" table:formula="of:=IF(COUNTBLANK([.D65:.G65])=4;&quot;no&quot;;IF(COUNTBLANK([.D65:.G65])=3;&quot;start&quot;;IF(COUNTBLANK([.D65:.G65])=2;&quot;50%&quot;;IF(COUNTBLANK([.D65:.G6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9"/><text:s text:c="4"/>Proposed name.....</text:p>
          </table:table-cell>
          <table:covered-table-cell table:style-name="ce6"/>
          <table:covered-table-cell/>
          <table:table-cell table:number-columns-repeated="1013"/>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66:.G66])=4;&quot;no&quot;;IF(COUNTBLANK([.D66:.G66])=3;&quot;start&quot;;IF(COUNTBLANK([.D66:.G66])=2;&quot;50%&quot;;IF(COUNTBLANK([.D66:.G6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8" table:number-columns-spanned="3" table:number-rows-spanned="1"/>
          <table:covered-table-cell table:number-columns-repeated="2" table:style-name="ce19"/>
          <table:table-cell table:style-name="ce19"/>
          <table:table-cell table:number-columns-repeated="1012"/>
        </table:table-row>
        <table:table-row table:style-name="ro16" table:number-rows-repeated="65469">
          <table:table-cell table:number-columns-repeated="1024"/>
        </table:table-row>
        <table:table-row table:style-name="ro16">
          <table:table-cell table:number-columns-repeated="1024"/>
        </table:table-row>
      </table:table>
      <table:table table:name="Sheet2" table:style-name="ta1" table:print="false">
        <table:table-column table:style-name="co6" table:default-cell-style-name="Default"/>
        <table:table-row table:style-name="ro17">
          <table:table-cell/>
        </table:table-row>
      </table:table>
      <table:table table:name="Sheet3" table:style-name="ta1" table:print="false">
        <table:table-column table:style-name="co6" table:default-cell-style-name="Default"/>
        <table:table-row table:style-name="ro1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18">18-08-2009</text:date>, <text:time>01:01: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8-18T01:01:10</dc:date>
    <meta:editing-duration>PT16H10M06S</meta:editing-duration>
    <meta:editing-cycles>84</meta:editing-cycles>
    <dc:creator>nuno pinheiro</dc:creator>
    <meta:document-statistic meta:table-count="3" meta:cell-count="400" meta:object-count="0"/>
    <meta:user-defined meta:name="Info 1"/>
    <meta:user-defined meta:name="Info 2"/>
    <meta:user-defined meta:name="Info 3"/>
    <meta:user-defined meta:name="Info 4"/>
  </office:meta>
</office:document-meta>
</file>